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4f6" officeooo:paragraph-rsid="001d64f6"/>
    </style:style>
    <style:style style:name="P2" style:family="paragraph" style:parent-style-name="Standard">
      <style:text-properties officeooo:rsid="001d64f6" officeooo:paragraph-rsid="001ea7bf"/>
    </style:style>
    <style:style style:name="P3" style:family="paragraph" style:parent-style-name="Standard">
      <style:text-properties officeooo:rsid="001ea7bf" officeooo:paragraph-rsid="001ea7bf"/>
    </style:style>
    <style:style style:name="P4" style:family="paragraph" style:parent-style-name="Standard">
      <style:text-properties officeooo:rsid="001fb17a" officeooo:paragraph-rsid="001d64f6"/>
    </style:style>
    <style:style style:name="P5" style:family="paragraph" style:parent-style-name="Standard">
      <style:text-properties officeooo:rsid="001fb17a" officeooo:paragraph-rsid="001fb17a"/>
    </style:style>
    <style:style style:name="T1" style:family="text">
      <style:text-properties officeooo:rsid="001d64f6"/>
    </style:style>
    <style:style style:name="T2" style:family="text">
      <style:text-properties officeooo:rsid="001ea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Agreement Document</text:span></text:p>
      <text:p text:style-name="Standard"/>
      <text:p text:style-name="Standard"/>
      <text:p text:style-name="Standard"><text:tab/><text:span text:style-name="T1">We will put assets in the Assets folder.</text:span></text:p>
      <text:p text:style-name="Standard"><text:tab/><text:span text:style-name="T1">We will put documents in the Documents folder.</text:span></text:p>
      <text:p text:style-name="Standard"><text:tab/><text:span text:style-name="T1">We will put headers and libraries In the Lib folder.</text:span></text:p>
      <text:p text:style-name="Standard"><text:tab/><text:span text:style-name="T1">We will put source files in the Source folder.</text:span></text:p>
      <text:p text:style-name="P1"><text:tab/>We will put builds in the Game folder.</text:p>
      <text:p text:style-name="P1"/>
      <text:p text:style-name="P1">We will do This(){</text:p>
      <text:p text:style-name="P1"/>
      <text:p text:style-name="P1">}</text:p>
      <text:p text:style-name="P1"/>
      <text:p text:style-name="P1">not This()</text:p>
      <text:p text:style-name="P1">{</text:p>
      <text:p text:style-name="P1"/>
      <text:p text:style-name="P1">}</text:p>
      <text:p text:style-name="P4"/>
      <text:p text:style-name="P5">member variables will be denoted by m_</text:p>
      <text:p text:style-name="P5"/>
      <text:p text:style-name="P5">functions will be capitalized</text:p>
      <text:p text:style-name="P5"/>
      <text:p text:style-name="P5">constants will be ALL CAPS</text:p>
      <text:p text:style-name="P5"/>
      <text:p text:style-name="P5"/>
      <text:p text:style-name="P3">This engine is made for Windows only DirectX 12 compatible </text:p>
      <text:p text:style-name="P2">Signed:</text:p>
      <text:p text:style-name="P2"><text:tab/> James Bews</text:p>
      <text:p text:style-name="P2"><text:tab/><text:span text:style-name="T2">Dennis Nguyen</text:span></text:p>
      <text:p text:style-name="P2"><text:tab/><text:span text:style-name="T2">Jatin Kum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1:30:58.006000000</meta:creation-date>
    <dc:date>2018-10-12T11:56:22.273000000</dc:date>
    <meta:editing-duration>PT13M47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9" meta:word-count="87" meta:character-count="479" meta:non-whitespace-character-count="395"/>
  </office:meta>
</office:document-meta>
</file>